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 style:language-asian="zxx" style:country-asian="none" style:language-complex="zxx" style:country-complex="none"/>
    </style:style>
    <style:style style:name="P2" style:family="paragraph" style:parent-style-name="Preformatted_20_Text">
      <style:text-properties fo:color="#808080" fo:language="en" fo:country="US" style:language-asian="zxx" style:country-asian="none" style:language-complex="zxx" style:country-complex="none"/>
    </style:style>
    <style:style style:name="P3" style:family="paragraph" style:parent-style-name="Preformatted_20_Text">
      <style:text-properties fo:color="#000000" fo:language="en" fo:country="US" style:language-asian="zxx" style:country-asian="none" style:language-complex="zxx" style:country-complex="none"/>
    </style:style>
    <style:style style:name="P4" style:family="paragraph" style:parent-style-name="Preformatted_20_Text">
      <style:text-properties fo:font-size="20pt" fo:language="en" fo:country="US" fo:font-weight="bold" style:language-asian="zxx" style:country-asian="none" style:language-complex="zxx" style:country-complex="none"/>
    </style:style>
    <style:style style:name="P5" style:family="paragraph" style:parent-style-name="Preformatted_20_Text" style:master-page-name="">
      <style:paragraph-properties style:page-number="auto"/>
      <style:text-properties fo:color="#009999" fo:language="en" fo:country="US" fo:background-color="transparent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 trammel/first-encounter -</text:p>
      <text:p text:style-name="P1"/>
      <text:p text:style-name="P1">MAN'S VOICE: "Well well well what do we have here?" <text:s/>You sit up from your impact on the ground and find yourself looking up at the face of the sleeping man whom you had seen earlier. <text:s/>He certainly is not sleeping anymore though. <text:s/>He looms over you with his hat in hands and a wicked grin on his face. <text:s/></text:p>
      <text:p text:style-name="P1"/>
      <text:p text:style-name="P1">-- What happened?</text:p>
      <text:p text:style-name="P1"/>
      <text:p text:style-name="P1">MAN'S VOICE: "Oh, nothing but a trick of the mind, my dear, although you should know all about that."</text:p>
      <text:p text:style-name="P1"/>
      <text:p text:style-name="P1">-- What are you talking about? | Who are you?</text:p>
      <text:p text:style-name="P1"/>
      <text:p text:style-name="P1">MR TRAMMEL: "Allow me to explain. <text:s/>My name is Mr. Trammel. <text:s/>I'm not really anybody significant, just what you might call a 'wanderer' or perhaps in your case a 'parasite'." He flashes a grin at you. <text:s/>"I was just passing by when I spotted this wonderful place and decided that I simpy must stick around."</text:p>
      <text:p text:style-name="P1"/>
      <text:p text:style-name="P1">-- What exactly is this place?</text:p>
      <text:p text:style-name="P1"/>
      <text:p text:style-name="P1">MR TRAMMEL: "Why, my dear, we are inside your mind. <text:s/>I thought you must have realized that by now?"</text:p>
      <text:p text:style-name="P1"/>
      <text:p text:style-name="P1">-- Inside my... mind?</text:p>
      <text:p text:style-name="P1"/>
      <text:p text:style-name="P1">MR TRAMMEL: "Indeed. <text:s/>Everything you see around you has been constructed by your subconscious mind. <text:s/>Every. <text:s/>Single. <text:s/>Thing." <text:s/>He plucks a leaf off of the aspen tree behind him. <text:s/>"This also means that anything in here can also be deconstructed by your mind as well." <text:s/>He holds the leaf out to you, and when you take it, the leaf disintegrates in your hands.</text:p>
      <text:p text:style-name="P1"/>
      <text:p text:style-name="P1">-- Why are you interested in sticking around?</text:p>
      <text:p text:style-name="P1"/>
      <text:p text:style-name="P1">MR TRAMMEL: "Because I find this place so very interesting." <text:s/>You frown in confusion. <text:s/>"Tis the only place like it that is so well-defined! <text:s/>Look around you, my dear. <text:s/>Does it not feel real. <text:s/>I could bring anybody into this place and they would not know the difference between the world and your mind." <text:s/>He brings his face down to your level. <text:s/>"Quite frankly, I find the thought of that fascinating." </text:p>
      <text:p text:style-name="P1"/>
      <text:p text:style-name="P1">-- What do you mean by 'passing-by'?</text:p>
      <text:p text:style-name="P1"/>
      <text:p text:style-name="P1">MR TRAMMEL: "Exactly what I said. <text:s/>I knew nothing of this place until recently. <text:s/>I just happened to notice it and I got curious." <text:s/>He shrugs. <text:s/>"These things tend to happen from time to time."</text:p>
      <text:p text:style-name="P1"/>
      <text:p text:style-name="P1">-- (after all previous choices have been explored)</text:p>
      <text:p text:style-name="P1"/>
      <text:p text:style-name="P1">MR TRAMMEL: "But shall we get down to business? <text:s/>More specifically, let us discus the reason why I have brought you in here." <text:s/>His face is now deadly serious, showing no sign that it had been madly grinning not a moment ago. <text:s/>"While I have given your mind some considerable praise, you should know that almost everything you see is a lie. <text:s/>There are many places in your mind where even I would not dare to go. <text:s/>Dangerious, vile, and diseased places that plague the depths of this world, hiding out of sight, pushed away from the surface. <text:s/>And only a tenuous force keeps this filth at bay." <text:s/></text:p>
      <text:p text:style-name="P1"/>
      <text:p text:style-name="P1">He pauses and indicates the ground. <text:s/>You are still sitting on the patch of dirt and bush that you had landed on before. <text:s/>He takes his hand and, like a knife through butter, scoops out a rough square foot of the dirt, which disintegrates just like the leaf you held earlier. <text:s/>In the hole that remains is a puddle of black tar. <text:s/>Mr Trammel uses his other hand to scoop out the tar. <text:s/>It smells disgusting and you flinch away from it. <text:s/>And that's when you notice that it's a moving, living liquid, oozing over Tremmel's hands dripping to the ground and trying to slide away from the hole from which it came.</text:p>
      <text:p text:style-name="P1"/>
      <text:p text:style-name="P1">MR TRAMMEL: "This is what is beneath your feet everywhere you walk." He scoops up the tar and dispenses it in the hole. <text:s/>As he does so, the dirt around it begins to crumble and meld and soon it is filled with dirt just as it had been before. <text:s/>You see no sign that the black stuff was there at all.</text:p>
      <text:p text:style-name="P1"/>
      <text:p text:style-name="P1">-- What do I do?</text:p>
      <text:p text:style-name="P1"/>
      <text:p text:style-name="P1">MR TRAMMEL: "This is your mind. <text:s/>You figure it out. <text:s/>I just thought you ought to know about it."</text:p>
      <text:p text:style-name="P1"/>
      <text:p text:style-name="P1"><text:soft-page-break/>-- That's all well and good, but how do I get out of here? | How fantastically helpful.</text:p>
      <text:p text:style-name="P1"/>
      <text:p text:style-name="P1">MR TRAMMEL: "You can leave any time you want. <text:s/>You just have to tell your mind to let you go." <text:s/>He has now reverted back to his obnoxious grinning.</text:p>
      <text:p text:style-name="P1"/>
      <text:p text:style-name="P1">-- That's it?</text:p>
      <text:p text:style-name="P1"/>
      <text:p text:style-name="P1">MR TRAMMEL: "Sounds simple right? <text:s/>Why don't you try?"</text:p>
      <text:p text:style-name="P1"/>
      <text:p text:style-name="P1">-- (Try to leave.)</text:p>
      <text:p text:style-name="P1"/>
      <text:p text:style-name="P1">You close your eyes and try to tell your mind to let you leave. <text:s/>You feel an odd sensation and you open your eyes.</text:p>
      <text:p text:style-name="P1"/>
      <text:p text:style-name="P1">You sit in the same place as before, looking directly at Mr Trammel's face.</text:p>
      <text:p text:style-name="P1"/>
      <text:p text:style-name="P1">MR TRAMMEL: "Looks like you don't have very good control over your mind, my dear." <text:s/>He stands and plucks another leaf from the tree behind him. <text:s/>"But I stand by what I said: you simply have to tell your mind to let you leave. <text:s/>However, I'm sure you realize something by now. Your mind is wild and has a will of it's own. <text:s/>It takes some considerable effort to reel it in and tell it what to do."</text:p>
      <text:p text:style-name="P1"/>
      <text:p text:style-name="P1">-- How are *you* able to control things in here then?</text:p>
      <text:p text:style-name="P1"/>
      <text:p text:style-name="P1">MR TRAMMEL: "Well it seems that I may understand you better than you do!" He laughs.</text:p>
      <text:p text:style-name="P1"/>
      <text:p text:style-name="P1">-- How do I train myself to have better control over my mind?</text:p>
      <text:p text:style-name="P1"/>
      <text:p text:style-name="P1">MR TRAMMEL: "A good question, one that many people besides you have asked. <text:s/>I don't have the answer to your question, but I suppose I could give you some advice." <text:s/>He holds his hands out in front of himself and a smokey globe appears between them. <text:s/>On it you can see Conscience, frantically running through thick forest, falling down and getting up again.</text:p>
      <text:p text:style-name="P1"/>
      <text:p text:style-name="P1">MR TRAMMEL: "You have met her right? <text:s/>I believe her name is Conscience?" <text:s/>You nod. <text:s/>"She's a pretty smart kid, kind-hearted and curious; has a lot of potential if you know what I mean." Once again his face abruptly turns serious. <text:s/>"But you won't find anybody else in here willing to admit that of her, and I find that both odd and sad."</text:p>
      <text:p text:style-name="P1"/>
      <text:p text:style-name="P1">MR TRAMMEL: "I suggest you discover the origins of this... tragedy." <text:s/>He looks morosely at Conscience running in the orb.</text:p>
      <text:p text:style-name="P1"/>
      <text:p text:style-name="P1">-- How do they treat her?</text:p>
      <text:p text:style-name="P1"/>
      <text:p text:style-name="P1">MR TRAMMEL: "Not good." <text:s/>That's all he's willing to say.</text:p>
      <text:p text:style-name="P1"/>
      <text:p text:style-name="P1">-- That's all you can tell me? <text:s/></text:p>
      <text:p text:style-name="P1"/>
      <text:p text:style-name="P1">MR TRAMMEL: "I have already told you more than my better judgement has advised me." <text:s/>He snaps his fingers and the orb disappears. <text:s/>"I'll be around if you want to find me, although I can't see why you would. <text:s/>Like I said, I enjoy this place, so I don't think that I'll be leaving too soon." <text:s/>He turns his back and waves his hand. <text:s/>"Don't get too wrapped up in here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4M59S</meta:editing-duration>
    <meta:editing-cycles>23</meta:editing-cycles>
    <meta:generator>OpenOffice/4.1.1$Win32 OpenOffice.org_project/411m6$Build-9775</meta:generator>
    <dc:date>2016-02-24T12:36:38.47</dc:date>
    <meta:document-statistic meta:table-count="0" meta:image-count="0" meta:object-count="0" meta:page-count="2" meta:paragraph-count="38" meta:word-count="1135" meta:character-count="6018"/>
    <meta:user-defined meta:name="Info 1"/>
    <meta:user-defined meta:name="Info 2"/>
    <meta:user-defined meta:name="Info 3"/>
    <meta:user-defined meta:name="Info 4"/>
  </office:meta>
</office:document-meta>
</file>